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72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orest_evaluation_randomsearch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3"/>
        <table:table-row table:style-name="ro1">
          <table:table-cell office:value-type="string" calcext:value-type="string">
            <text:p>Features</text:p>
          </table:table-cell>
          <table:table-cell table:style-name="ce2" office:value-type="string" calcext:value-type="string" table:number-columns-spanned="3" table:number-rows-spanned="1">
            <text:p>Bands</text:p>
          </table:table-cell>
          <table:covered-table-cell table:number-columns-repeated="2" table:style-name="ce1"/>
          <table:table-cell table:style-name="ce2" office:value-type="string" calcext:value-type="string" table:number-columns-spanned="3" table:number-rows-spanned="1">
            <text:p>Indices</text:p>
          </table:table-cell>
          <table:covered-table-cell table:number-columns-repeated="2" table:style-name="ce1"/>
          <table:table-cell table:style-name="ce2" office:value-type="string" calcext:value-type="string" table:number-columns-spanned="3" table:number-rows-spanned="1">
            <text:p>Normalized Bands</text:p>
          </table:table-cell>
          <table:covered-table-cell table:number-columns-repeated="2" table:style-name="ce1"/>
          <table:table-cell table:style-name="ce2" office:value-type="string" calcext:value-type="string" table:number-columns-spanned="3" table:number-rows-spanned="1">
            <text:p>Normalized Indices</text:p>
          </table:table-cell>
          <table:covered-table-cell table:number-columns-repeated="2" table:style-name="ce1"/>
          <table:table-cell table:style-name="ce2" office:value-type="string" calcext:value-type="string" table:number-columns-spanned="3" table:number-rows-spanned="1">
            <text:p>Standard</text:p>
          </table:table-cell>
          <table:covered-table-cell table:number-columns-repeated="2" table:style-name="ce1"/>
          <table:table-cell table:style-name="ce2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1"/>
          <table:table-cell table:style-name="ce2" office:value-type="string" calcext:value-type="string" table:number-columns-spanned="3" table:number-rows-spanned="1">
            <text:p>All</text:p>
          </table:table-cell>
          <table:covered-table-cell table:number-columns-repeated="2" table:style-name="ce1"/>
        </table:table-row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</table:table-row>
        <table:table-row table:style-name="ro1">
          <table:table-cell office:value-type="string" calcext:value-type="string">
            <text:p>Category</text:p>
          </table:table-cell>
          <table:table-cell table:style-name="Default" table:number-columns-repeated="21"/>
        </table:table-row>
        <table:table-row table:style-name="ro1">
          <table:table-cell office:value-type="string" calcext:value-type="string">
            <text:p>Non-organic debris</text:p>
          </table:table-cell>
          <table:table-cell office:value-type="percentage" office:value="0.634078212290503" calcext:value-type="percentage">
            <text:p>63.41%</text:p>
          </table:table-cell>
          <table:table-cell office:value-type="percentage" office:value="0.795096322241681" calcext:value-type="percentage">
            <text:p>79.51%</text:p>
          </table:table-cell>
          <table:table-cell office:value-type="percentage" office:value="0.705516705516706" calcext:value-type="percentage">
            <text:p>70.55%</text:p>
          </table:table-cell>
          <table:table-cell office:value-type="percentage" office:value="0.700729927007299" calcext:value-type="percentage">
            <text:p>70.07%</text:p>
          </table:table-cell>
          <table:table-cell office:value-type="percentage" office:value="0.840630472854641" calcext:value-type="percentage">
            <text:p>84.06%</text:p>
          </table:table-cell>
          <table:table-cell office:value-type="percentage" office:value="0.764331210191083" calcext:value-type="percentage">
            <text:p>76.43%</text:p>
          </table:table-cell>
          <table:table-cell table:style-name="ce4" office:value-type="percentage" office:value="0.76416539050536" calcext:value-type="percentage">
            <text:p>76.42%</text:p>
          </table:table-cell>
          <table:table-cell office:value-type="percentage" office:value="0.873905429071804" calcext:value-type="percentage">
            <text:p>87.39%</text:p>
          </table:table-cell>
          <table:table-cell table:style-name="ce4" office:value-type="percentage" office:value="0.815359477124183" calcext:value-type="percentage">
            <text:p>81.54%</text:p>
          </table:table-cell>
          <table:table-cell office:value-type="percentage" office:value="0.537878787878788" calcext:value-type="percentage">
            <text:p>53.79%</text:p>
          </table:table-cell>
          <table:table-cell office:value-type="percentage" office:value="0.870402802101576" calcext:value-type="percentage">
            <text:p>87.04%</text:p>
          </table:table-cell>
          <table:table-cell office:value-type="percentage" office:value="0.664882943143813" calcext:value-type="percentage">
            <text:p>66.49%</text:p>
          </table:table-cell>
          <table:table-cell office:value-type="percentage" office:value="0.701534170153417" calcext:value-type="percentage">
            <text:p>70.15%</text:p>
          </table:table-cell>
          <table:table-cell table:style-name="ce5" office:value-type="percentage" office:value="0.880910683012259" calcext:value-type="percentage">
            <text:p>88.09%</text:p>
          </table:table-cell>
          <table:table-cell office:value-type="percentage" office:value="0.781055900621118" calcext:value-type="percentage">
            <text:p>78.11%</text:p>
          </table:table-cell>
          <table:table-cell office:value-type="percentage" office:value="0.720059880239521" calcext:value-type="percentage">
            <text:p>72.01%</text:p>
          </table:table-cell>
          <table:table-cell office:value-type="percentage" office:value="0.842381786339755" calcext:value-type="percentage">
            <text:p>84.24%</text:p>
          </table:table-cell>
          <table:table-cell office:value-type="percentage" office:value="0.776432606941081" calcext:value-type="percentage">
            <text:p>77.64%</text:p>
          </table:table-cell>
          <table:table-cell office:value-type="percentage" office:value="0.678331090174966" calcext:value-type="percentage">
            <text:p>67.83%</text:p>
          </table:table-cell>
          <table:table-cell office:value-type="percentage" office:value="0.882661996497373" calcext:value-type="percentage">
            <text:p>88.27%</text:p>
          </table:table-cell>
          <table:table-cell office:value-type="percentage" office:value="0.767123287671233" calcext:value-type="percentage">
            <text:p>76.71%</text:p>
          </table:table-cell>
        </table:table-row>
        <table:table-row table:style-name="ro1">
          <table:table-cell office:value-type="string" calcext:value-type="string">
            <text:p>Organic debris</text:p>
          </table:table-cell>
          <table:table-cell office:value-type="percentage" office:value="0.806451612903226" calcext:value-type="percentage">
            <text:p>80.65%</text:p>
          </table:table-cell>
          <table:table-cell office:value-type="percentage" office:value="0.441176470588235" calcext:value-type="percentage">
            <text:p>44.12%</text:p>
          </table:table-cell>
          <table:table-cell office:value-type="percentage" office:value="0.570342205323194" calcext:value-type="percentage">
            <text:p>57.03%</text:p>
          </table:table-cell>
          <table:table-cell office:value-type="percentage" office:value="0.642105263157895" calcext:value-type="percentage">
            <text:p>64.21%</text:p>
          </table:table-cell>
          <table:table-cell office:value-type="percentage" office:value="0.717647058823529" calcext:value-type="percentage">
            <text:p>71.76%</text:p>
          </table:table-cell>
          <table:table-cell office:value-type="percentage" office:value="0.677777777777778" calcext:value-type="percentage">
            <text:p>67.78%</text:p>
          </table:table-cell>
          <table:table-cell office:value-type="percentage" office:value="0.88" calcext:value-type="percentage">
            <text:p>88.00%</text:p>
          </table:table-cell>
          <table:table-cell table:style-name="ce4" office:value-type="percentage" office:value="0.776470588235294" calcext:value-type="percentage">
            <text:p>77.65%</text:p>
          </table:table-cell>
          <table:table-cell office:value-type="percentage" office:value="0.825" calcext:value-type="percentage">
            <text:p>82.50%</text:p>
          </table:table-cell>
          <table:table-cell office:value-type="percentage" office:value="0.851239669421488" calcext:value-type="percentage">
            <text:p>85.12%</text:p>
          </table:table-cell>
          <table:table-cell office:value-type="percentage" office:value="0.605882352941176" calcext:value-type="percentage">
            <text:p>60.59%</text:p>
          </table:table-cell>
          <table:table-cell office:value-type="percentage" office:value="0.707903780068729" calcext:value-type="percentage">
            <text:p>70.79%</text:p>
          </table:table-cell>
          <table:table-cell office:value-type="percentage" office:value="0.77639751552795" calcext:value-type="percentage">
            <text:p>77.64%</text:p>
          </table:table-cell>
          <table:table-cell office:value-type="percentage" office:value="0.735294117647059" calcext:value-type="percentage">
            <text:p>73.53%</text:p>
          </table:table-cell>
          <table:table-cell office:value-type="percentage" office:value="0.755287009063444" calcext:value-type="percentage">
            <text:p>75.53%</text:p>
          </table:table-cell>
          <table:table-cell table:style-name="ce4" office:value-type="percentage" office:value="0.916666666666667" calcext:value-type="percentage">
            <text:p>91.67%</text:p>
          </table:table-cell>
          <table:table-cell table:style-name="ce4" office:value-type="percentage" office:value="0.776470588235294" calcext:value-type="percentage">
            <text:p>77.65%</text:p>
          </table:table-cell>
          <table:table-cell table:style-name="ce4" office:value-type="percentage" office:value="0.840764331210191" calcext:value-type="percentage">
            <text:p>84.08%</text:p>
          </table:table-cell>
          <table:table-cell office:value-type="percentage" office:value="0.905109489051095" calcext:value-type="percentage">
            <text:p>90.51%</text:p>
          </table:table-cell>
          <table:table-cell table:style-name="ce3" office:value-type="percentage" office:value="0.729411764705882" calcext:value-type="percentage">
            <text:p>72.94%</text:p>
          </table:table-cell>
          <table:table-cell office:value-type="percentage" office:value="0.807817589576547" calcext:value-type="percentage">
            <text:p>80.78%</text:p>
          </table:table-cell>
        </table:table-row>
        <table:table-row table:style-name="ro1">
          <table:table-cell office:value-type="string" calcext:value-type="string">
            <text:p>Sargassum</text:p>
          </table:table-cell>
          <table:table-cell office:value-type="percentage" office:value="0.297330696984676" calcext:value-type="percentage">
            <text:p>29.73%</text:p>
          </table:table-cell>
          <table:table-cell office:value-type="percentage" office:value="0.86671469740634" calcext:value-type="percentage">
            <text:p>86.67%</text:p>
          </table:table-cell>
          <table:table-cell office:value-type="percentage" office:value="0.442767758557232" calcext:value-type="percentage">
            <text:p>44.28%</text:p>
          </table:table-cell>
          <table:table-cell office:value-type="percentage" office:value="0.980724749421742" calcext:value-type="percentage">
            <text:p>98.07%</text:p>
          </table:table-cell>
          <table:table-cell office:value-type="percentage" office:value="0.9164265129683" calcext:value-type="percentage">
            <text:p>91.64%</text:p>
          </table:table-cell>
          <table:table-cell office:value-type="percentage" office:value="0.947486033519553" calcext:value-type="percentage">
            <text:p>94.75%</text:p>
          </table:table-cell>
          <table:table-cell office:value-type="percentage" office:value="0.977544910179641" calcext:value-type="percentage">
            <text:p>97.75%</text:p>
          </table:table-cell>
          <table:table-cell office:value-type="percentage" office:value="0.940922190201729" calcext:value-type="percentage">
            <text:p>94.09%</text:p>
          </table:table-cell>
          <table:table-cell office:value-type="percentage" office:value="0.958883994126285" calcext:value-type="percentage">
            <text:p>95.89%</text:p>
          </table:table-cell>
          <table:table-cell office:value-type="percentage" office:value="0.98188679245283" calcext:value-type="percentage">
            <text:p>98.19%</text:p>
          </table:table-cell>
          <table:table-cell office:value-type="percentage" office:value="0.937319884726225" calcext:value-type="percentage">
            <text:p>93.73%</text:p>
          </table:table-cell>
          <table:table-cell office:value-type="percentage" office:value="0.959085882786583" calcext:value-type="percentage">
            <text:p>95.91%</text:p>
          </table:table-cell>
          <table:table-cell table:style-name="ce4" office:value-type="percentage" office:value="0.992429977289932" calcext:value-type="percentage">
            <text:p>99.24%</text:p>
          </table:table-cell>
          <table:table-cell office:value-type="percentage" office:value="0.944524495677233" calcext:value-type="percentage">
            <text:p>94.45%</text:p>
          </table:table-cell>
          <table:table-cell office:value-type="percentage" office:value="0.967884828349945" calcext:value-type="percentage">
            <text:p>96.79%</text:p>
          </table:table-cell>
          <table:table-cell office:value-type="percentage" office:value="0.966521106259098" calcext:value-type="percentage">
            <text:p>96.65%</text:p>
          </table:table-cell>
          <table:table-cell office:value-type="percentage" office:value="0.956772334293948" calcext:value-type="percentage">
            <text:p>95.68%</text:p>
          </table:table-cell>
          <table:table-cell office:value-type="percentage" office:value="0.961622013034033" calcext:value-type="percentage">
            <text:p>96.16%</text:p>
          </table:table-cell>
          <table:table-cell office:value-type="percentage" office:value="0.973684210526316" calcext:value-type="percentage">
            <text:p>97.37%</text:p>
          </table:table-cell>
          <table:table-cell office:value-type="percentage" office:value="0.959654178674352" calcext:value-type="percentage">
            <text:p>95.97%</text:p>
          </table:table-cell>
          <table:table-cell table:style-name="ce4" office:value-type="percentage" office:value="0.966618287373004" calcext:value-type="percentage">
            <text:p>96.66%</text:p>
          </table:table-cell>
        </table:table-row>
        <table:table-row table:style-name="ro1">
          <table:table-cell office:value-type="string" calcext:value-type="string">
            <text:p>Ships</text:p>
          </table:table-cell>
          <table:table-cell office:value-type="percentage" office:value="0.543995243757432" calcext:value-type="percentage">
            <text:p>54.40%</text:p>
          </table:table-cell>
          <table:table-cell office:value-type="percentage" office:value="0.636300417246175" calcext:value-type="percentage">
            <text:p>63.63%</text:p>
          </table:table-cell>
          <table:table-cell office:value-type="percentage" office:value="0.586538461538461" calcext:value-type="percentage">
            <text:p>58.65%</text:p>
          </table:table-cell>
          <table:table-cell office:value-type="percentage" office:value="0.598214285714286" calcext:value-type="percentage">
            <text:p>59.82%</text:p>
          </table:table-cell>
          <table:table-cell office:value-type="percentage" office:value="0.605702364394993" calcext:value-type="percentage">
            <text:p>60.57%</text:p>
          </table:table-cell>
          <table:table-cell office:value-type="percentage" office:value="0.601935038009675" calcext:value-type="percentage">
            <text:p>60.19%</text:p>
          </table:table-cell>
          <table:table-cell table:style-name="ce4" office:value-type="percentage" office:value="0.904263877715205" calcext:value-type="percentage">
            <text:p>90.43%</text:p>
          </table:table-cell>
          <table:table-cell office:value-type="percentage" office:value="0.781641168289291" calcext:value-type="percentage">
            <text:p>78.16%</text:p>
          </table:table-cell>
          <table:table-cell table:style-name="ce4" office:value-type="percentage" office:value="0.838493099589705" calcext:value-type="percentage">
            <text:p>83.85%</text:p>
          </table:table-cell>
          <table:table-cell office:value-type="percentage" office:value="0.509729473184623" calcext:value-type="percentage">
            <text:p>50.97%</text:p>
          </table:table-cell>
          <table:table-cell office:value-type="percentage" office:value="0.746870653685675" calcext:value-type="percentage">
            <text:p>74.69%</text:p>
          </table:table-cell>
          <table:table-cell office:value-type="percentage" office:value="0.605923836389281" calcext:value-type="percentage">
            <text:p>60.59%</text:p>
          </table:table-cell>
          <table:table-cell office:value-type="percentage" office:value="0.522740033688939" calcext:value-type="percentage">
            <text:p>52.27%</text:p>
          </table:table-cell>
          <table:table-cell office:value-type="percentage" office:value="0.647426981919332" calcext:value-type="percentage">
            <text:p>64.74%</text:p>
          </table:table-cell>
          <table:table-cell office:value-type="percentage" office:value="0.578440509474992" calcext:value-type="percentage">
            <text:p>57.84%</text:p>
          </table:table-cell>
          <table:table-cell office:value-type="percentage" office:value="0.816584680252987" calcext:value-type="percentage">
            <text:p>81.66%</text:p>
          </table:table-cell>
          <table:table-cell office:value-type="percentage" office:value="0.808066759388039" calcext:value-type="percentage">
            <text:p>80.81%</text:p>
          </table:table-cell>
          <table:table-cell office:value-type="percentage" office:value="0.812303390422929" calcext:value-type="percentage">
            <text:p>81.23%</text:p>
          </table:table-cell>
          <table:table-cell office:value-type="percentage" office:value="0.81910569105691" calcext:value-type="percentage">
            <text:p>81.91%</text:p>
          </table:table-cell>
          <table:table-cell office:value-type="percentage" office:value="0.840751043115438" calcext:value-type="percentage">
            <text:p>84.08%</text:p>
          </table:table-cell>
          <table:table-cell office:value-type="percentage" office:value="0.829787234042553" calcext:value-type="percentage">
            <text:p>82.98%</text:p>
          </table:table-cell>
        </table:table-row>
        <table:table-row table:style-name="ro1">
          <table:table-cell office:value-type="string" calcext:value-type="string">
            <text:p>Cloud shadows</text:p>
          </table:table-cell>
          <table:table-cell office:value-type="percentage" office:value="0.0229885057471264" calcext:value-type="percentage">
            <text:p>2.30%</text:p>
          </table:table-cell>
          <table:table-cell office:value-type="percentage" office:value="0.0035149384885764" calcext:value-type="percentage">
            <text:p>0.35%</text:p>
          </table:table-cell>
          <table:table-cell office:value-type="percentage" office:value="0.0060975609756097" calcext:value-type="percentage">
            <text:p>0.61%</text:p>
          </table:table-cell>
          <table:table-cell office:value-type="percentage" office:value="0.286821705426357" calcext:value-type="percentage">
            <text:p>28.68%</text:p>
          </table:table-cell>
          <table:table-cell office:value-type="percentage" office:value="0.0216754540128881" calcext:value-type="percentage">
            <text:p>2.17%</text:p>
          </table:table-cell>
          <table:table-cell office:value-type="percentage" office:value="0.0403050108932461" calcext:value-type="percentage">
            <text:p>4.03%</text:p>
          </table:table-cell>
          <table:table-cell office:value-type="percentage" office:value="0.944741532976827" calcext:value-type="percentage">
            <text:p>94.47%</text:p>
          </table:table-cell>
          <table:table-cell office:value-type="percentage" office:value="0.310486233157586" calcext:value-type="percentage">
            <text:p>31.05%</text:p>
          </table:table-cell>
          <table:table-cell office:value-type="percentage" office:value="0.467372134038801" calcext:value-type="percentage">
            <text:p>46.74%</text:p>
          </table:table-cell>
          <table:table-cell office:value-type="percentage" office:value="0.202479338842975" calcext:value-type="percentage">
            <text:p>20.25%</text:p>
          </table:table-cell>
          <table:table-cell office:value-type="percentage" office:value="0.028705330990041" calcext:value-type="percentage">
            <text:p>2.87%</text:p>
          </table:table-cell>
          <table:table-cell office:value-type="percentage" office:value="0.0502821959979476" calcext:value-type="percentage">
            <text:p>5.03%</text:p>
          </table:table-cell>
          <table:table-cell office:value-type="percentage" office:value="0.0054644808743169" calcext:value-type="percentage">
            <text:p>0.55%</text:p>
          </table:table-cell>
          <table:table-cell office:value-type="percentage" office:value="0.0005858230814294" calcext:value-type="percentage">
            <text:p>0.06%</text:p>
          </table:table-cell>
          <table:table-cell office:value-type="percentage" office:value="0.001058201058201" calcext:value-type="percentage">
            <text:p>0.11%</text:p>
          </table:table-cell>
          <table:table-cell office:value-type="percentage" office:value="0.936585365853659" calcext:value-type="percentage">
            <text:p>93.66%</text:p>
          </table:table-cell>
          <table:table-cell office:value-type="percentage" office:value="0.337434094903339" calcext:value-type="percentage">
            <text:p>33.74%</text:p>
          </table:table-cell>
          <table:table-cell office:value-type="percentage" office:value="0.496124031007752" calcext:value-type="percentage">
            <text:p>49.61%</text:p>
          </table:table-cell>
          <table:table-cell table:style-name="ce4" office:value-type="percentage" office:value="0.95482546201232" calcext:value-type="percentage">
            <text:p>95.48%</text:p>
          </table:table-cell>
          <table:table-cell office:value-type="percentage" office:value="0.54481546572935" calcext:value-type="percentage">
            <text:p>54.48%</text:p>
          </table:table-cell>
          <table:table-cell table:style-name="ce4" office:value-type="percentage" office:value="0.693770980977247" calcext:value-type="percentage">
            <text:p>69.38%</text:p>
          </table:table-cell>
        </table:table-row>
        <table:table-row table:style-name="ro1">
          <table:table-cell office:value-type="string" calcext:value-type="string">
            <text:p>Clouds</text:p>
          </table:table-cell>
          <table:table-cell office:value-type="percentage" office:value="0.877379480840544" calcext:value-type="percentage">
            <text:p>87.74%</text:p>
          </table:table-cell>
          <table:table-cell office:value-type="percentage" office:value="0.691947748099045" calcext:value-type="percentage">
            <text:p>69.19%</text:p>
          </table:table-cell>
          <table:table-cell office:value-type="percentage" office:value="0.773708306082407" calcext:value-type="percentage">
            <text:p>77.37%</text:p>
          </table:table-cell>
          <table:table-cell office:value-type="percentage" office:value="0.782038834951456" calcext:value-type="percentage">
            <text:p>78.20%</text:p>
          </table:table-cell>
          <table:table-cell office:value-type="percentage" office:value="0.628192630142328" calcext:value-type="percentage">
            <text:p>62.82%</text:p>
          </table:table-cell>
          <table:table-cell office:value-type="percentage" office:value="0.696723970158936" calcext:value-type="percentage">
            <text:p>69.67%</text:p>
          </table:table-cell>
          <table:table-cell office:value-type="percentage" office:value="0.838038958196542" calcext:value-type="percentage">
            <text:p>83.80%</text:p>
          </table:table-cell>
          <table:table-cell table:style-name="ce4" office:value-type="percentage" office:value="0.746539286410606" calcext:value-type="percentage">
            <text:p>74.65%</text:p>
          </table:table-cell>
          <table:table-cell table:style-name="ce4" office:value-type="percentage" office:value="0.789647349969066" calcext:value-type="percentage">
            <text:p>78.96%</text:p>
          </table:table-cell>
          <table:table-cell office:value-type="percentage" office:value="0.855355064027939" calcext:value-type="percentage">
            <text:p>85.54%</text:p>
          </table:table-cell>
          <table:table-cell office:value-type="percentage" office:value="0.573016182491714" calcext:value-type="percentage">
            <text:p>57.30%</text:p>
          </table:table-cell>
          <table:table-cell office:value-type="percentage" office:value="0.686281377699942" calcext:value-type="percentage">
            <text:p>68.63%</text:p>
          </table:table-cell>
          <table:table-cell office:value-type="percentage" office:value="0.909509617989704" calcext:value-type="percentage">
            <text:p>90.95%</text:p>
          </table:table-cell>
          <table:table-cell table:style-name="ce5" office:value-type="percentage" office:value="0.654513550399688" calcext:value-type="percentage">
            <text:p>65.45%</text:p>
          </table:table-cell>
          <table:table-cell office:value-type="percentage" office:value="0.761224489795918" calcext:value-type="percentage">
            <text:p>76.12%</text:p>
          </table:table-cell>
          <table:table-cell table:style-name="ce4" office:value-type="percentage" office:value="0.928769401330377" calcext:value-type="percentage">
            <text:p>92.88%</text:p>
          </table:table-cell>
          <table:table-cell office:value-type="percentage" office:value="0.653343731721583" calcext:value-type="percentage">
            <text:p>65.33%</text:p>
          </table:table-cell>
          <table:table-cell table:style-name="ce5" office:value-type="percentage" office:value="0.767082522605013" calcext:value-type="percentage">
            <text:p>76.71%</text:p>
          </table:table-cell>
          <table:table-cell office:value-type="percentage" office:value="0.829601628380343" calcext:value-type="percentage">
            <text:p>82.96%</text:p>
          </table:table-cell>
          <table:table-cell table:style-name="ce3" office:value-type="percentage" office:value="0.556248781438877" calcext:value-type="percentage">
            <text:p>55.62%</text:p>
          </table:table-cell>
          <table:table-cell office:value-type="percentage" office:value="0.665966386554622" calcext:value-type="percentage">
            <text:p>66.60%</text:p>
          </table:table-cell>
        </table:table-row>
        <table:table-row table:style-name="ro1">
          <table:table-cell office:value-type="string" calcext:value-type="string">
            <text:p>Other water types</text:p>
          </table:table-cell>
          <table:table-cell office:value-type="percentage" office:value="0.926598837209302" calcext:value-type="percentage">
            <text:p>92.66%</text:p>
          </table:table-cell>
          <table:table-cell office:value-type="percentage" office:value="0.916493158834027" calcext:value-type="percentage">
            <text:p>91.65%</text:p>
          </table:table-cell>
          <table:table-cell office:value-type="percentage" office:value="0.921518293290798" calcext:value-type="percentage">
            <text:p>92.15%</text:p>
          </table:table-cell>
          <table:table-cell office:value-type="percentage" office:value="0.914555633310007" calcext:value-type="percentage">
            <text:p>91.46%</text:p>
          </table:table-cell>
          <table:table-cell office:value-type="percentage" office:value="0.97181737061273" calcext:value-type="percentage">
            <text:p>97.18%</text:p>
          </table:table-cell>
          <table:table-cell office:value-type="percentage" office:value="0.942317398514673" calcext:value-type="percentage">
            <text:p>94.23%</text:p>
          </table:table-cell>
          <table:table-cell table:style-name="ce4" office:value-type="percentage" office:value="0.9379661418255" calcext:value-type="percentage">
            <text:p>93.80%</text:p>
          </table:table-cell>
          <table:table-cell office:value-type="percentage" office:value="0.981930398572278" calcext:value-type="percentage">
            <text:p>98.19%</text:p>
          </table:table-cell>
          <table:table-cell office:value-type="percentage" office:value="0.959444895191271" calcext:value-type="percentage">
            <text:p>95.94%</text:p>
          </table:table-cell>
          <table:table-cell office:value-type="percentage" office:value="0.931207738542449" calcext:value-type="percentage">
            <text:p>93.12%</text:p>
          </table:table-cell>
          <table:table-cell office:value-type="percentage" office:value="0.983095379734285" calcext:value-type="percentage">
            <text:p>98.31%</text:p>
          </table:table-cell>
          <table:table-cell office:value-type="percentage" office:value="0.956448345712357" calcext:value-type="percentage">
            <text:p>95.64%</text:p>
          </table:table-cell>
          <table:table-cell office:value-type="percentage" office:value="0.924742965052573" calcext:value-type="percentage">
            <text:p>92.47%</text:p>
          </table:table-cell>
          <table:table-cell office:value-type="percentage" office:value="0.983169740233988" calcext:value-type="percentage">
            <text:p>98.32%</text:p>
          </table:table-cell>
          <table:table-cell office:value-type="percentage" office:value="0.953061739370713" calcext:value-type="percentage">
            <text:p>95.31%</text:p>
          </table:table-cell>
          <table:table-cell office:value-type="percentage" office:value="0.933869276476756" calcext:value-type="percentage">
            <text:p>93.39%</text:p>
          </table:table-cell>
          <table:table-cell table:style-name="ce4" office:value-type="percentage" office:value="0.993381915526472" calcext:value-type="percentage">
            <text:p>99.34%</text:p>
          </table:table-cell>
          <table:table-cell table:style-name="ce4" office:value-type="percentage" office:value="0.962706734407091" calcext:value-type="percentage">
            <text:p>96.27%</text:p>
          </table:table-cell>
          <table:table-cell office:value-type="percentage" office:value="0.930579676132363" calcext:value-type="percentage">
            <text:p>93.06%</text:p>
          </table:table-cell>
          <table:table-cell table:style-name="ce3" office:value-type="percentage" office:value="0.982847511401943" calcext:value-type="percentage">
            <text:p>98.28%</text:p>
          </table:table-cell>
          <table:table-cell office:value-type="percentage" office:value="0.955999710683029" calcext:value-type="percentage">
            <text:p>95.60%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percentage" office:value="0.850828620411059" calcext:value-type="percentage">
            <text:p>85.08%</text:p>
          </table:table-cell>
          <table:table-cell table:number-columns-repeated="2"/>
          <table:table-cell office:value-type="percentage" office:value="0.890909807476304" calcext:value-type="percentage">
            <text:p>89.09%</text:p>
          </table:table-cell>
          <table:table-cell table:number-columns-repeated="2"/>
          <table:table-cell office:value-type="percentage" office:value="0.926852818885846" calcext:value-type="percentage">
            <text:p>92.69%</text:p>
          </table:table-cell>
          <table:table-cell table:number-columns-repeated="2"/>
          <table:table-cell office:value-type="percentage" office:value="0.899067925197549" calcext:value-type="percentage">
            <text:p>89.91%</text:p>
          </table:table-cell>
          <table:table-cell table:number-columns-repeated="2"/>
          <table:table-cell office:value-type="percentage" office:value="0.904349025558161" calcext:value-type="percentage">
            <text:p>90.43%</text:p>
          </table:table-cell>
          <table:table-cell table:number-columns-repeated="2"/>
          <table:table-cell table:style-name="ce4" office:value-type="percentage" office:value="0.928271621967801" calcext:value-type="percentage">
            <text:p>92.83%</text:p>
          </table:table-cell>
          <table:table-cell/>
          <table:table-cell table:style-name="ce3"/>
          <table:table-cell office:value-type="percentage" office:value="0.918359705992472" calcext:value-type="percentage">
            <text:p>91.84%</text:p>
          </table:table-cell>
        </table:table-row>
        <table:table-row table:style-name="ro1">
          <table:table-cell office:value-type="string" calcext:value-type="string">
            <text:p>Macro avg</text:p>
          </table:table-cell>
          <table:table-cell office:value-type="percentage" office:value="0.586974655676115" calcext:value-type="percentage">
            <text:p>58.70%</text:p>
          </table:table-cell>
          <table:table-cell office:value-type="percentage" office:value="0.621606250414869" calcext:value-type="percentage">
            <text:p>62.16%</text:p>
          </table:table-cell>
          <table:table-cell office:value-type="percentage" office:value="0.57235561304063" calcext:value-type="percentage">
            <text:p>57.24%</text:p>
          </table:table-cell>
          <table:table-cell office:value-type="percentage" office:value="0.700741485569863" calcext:value-type="percentage">
            <text:p>70.07%</text:p>
          </table:table-cell>
          <table:table-cell office:value-type="percentage" office:value="0.67172740911563" calcext:value-type="percentage">
            <text:p>67.17%</text:p>
          </table:table-cell>
          <table:table-cell office:value-type="percentage" office:value="0.667268062723564" calcext:value-type="percentage">
            <text:p>66.73%</text:p>
          </table:table-cell>
          <table:table-cell table:style-name="ce4" office:value-type="percentage" office:value="0.892388687342725" calcext:value-type="percentage">
            <text:p>89.24%</text:p>
          </table:table-cell>
          <table:table-cell table:style-name="ce5" office:value-type="percentage" office:value="0.773127899134084" calcext:value-type="percentage">
            <text:p>77.31%</text:p>
          </table:table-cell>
          <table:table-cell table:style-name="ce5" office:value-type="percentage" office:value="0.807742992862759" calcext:value-type="percentage">
            <text:p>80.77%</text:p>
          </table:table-cell>
          <table:table-cell office:value-type="percentage" office:value="0.695682409193013" calcext:value-type="percentage">
            <text:p>69.57%</text:p>
          </table:table-cell>
          <table:table-cell office:value-type="percentage" office:value="0.677898940952956" calcext:value-type="percentage">
            <text:p>67.79%</text:p>
          </table:table-cell>
          <table:table-cell office:value-type="percentage" office:value="0.661544051685522" calcext:value-type="percentage">
            <text:p>66.15%</text:p>
          </table:table-cell>
          <table:table-cell office:value-type="percentage" office:value="0.690402680082405" calcext:value-type="percentage">
            <text:p>69.04%</text:p>
          </table:table-cell>
          <table:table-cell office:value-type="percentage" office:value="0.692346484567284" calcext:value-type="percentage">
            <text:p>69.23%</text:p>
          </table:table-cell>
          <table:table-cell office:value-type="percentage" office:value="0.685430382533476" calcext:value-type="percentage">
            <text:p>68.54%</text:p>
          </table:table-cell>
          <table:table-cell office:value-type="percentage" office:value="0.888436625297009" calcext:value-type="percentage">
            <text:p>88.84%</text:p>
          </table:table-cell>
          <table:table-cell office:value-type="percentage" office:value="0.766835887201204" calcext:value-type="percentage">
            <text:p>76.68%</text:p>
          </table:table-cell>
          <table:table-cell office:value-type="percentage" office:value="0.802433661375441" calcext:value-type="percentage">
            <text:p>80.24%</text:p>
          </table:table-cell>
          <table:table-cell office:value-type="percentage" office:value="0.870176749619188" calcext:value-type="percentage">
            <text:p>87.02%</text:p>
          </table:table-cell>
          <table:table-cell office:value-type="percentage" office:value="0.785198677366173" calcext:value-type="percentage">
            <text:p>78.52%</text:p>
          </table:table-cell>
          <table:table-cell table:style-name="ce4" office:value-type="percentage" office:value="0.812440496696891" calcext:value-type="percentage">
            <text:p>81.2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8T19:17:01.667091308</dc:date>
    <meta:editing-duration>PT29M15S</meta:editing-duration>
    <meta:editing-cycles>3</meta:editing-cycles>
    <meta:generator>LibreOffice/6.4.7.2$Linux_X86_64 LibreOffice_project/40$Build-2</meta:generator>
    <meta:document-statistic meta:table-count="1" meta:cell-count="215" meta:object-count="0"/>
  </office:meta>
</office:document-meta>
</file>